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svg:stroke-width="0.1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draw:stroke-dash="Fine_20_Dashed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stroke-dash="Fine_20_Dashed" svg:stroke-width="0.1cm" svg:stroke-color="#000000" draw:fill="none" draw:fill-color="#ffffff" fo:min-height="0.8cm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Fine_20_Dashed" svg:stroke-width="0.1cm" svg:stroke-color="#000000" draw:fill="none" draw:fill-color="#ffffff" fo:min-height="0.4cm" fo:padding-top="0.175cm" fo:padding-bottom="0.175cm" fo:padding-left="0.3cm" fo:padding-right="0.3cm"/>
    </style:style>
    <style:style style:name="gr8" style:family="graphic" style:parent-style-name="standard">
      <style:graphic-properties draw:stroke="none" draw:stroke-dash="Fine_20_Dashed" svg:stroke-width="0.1cm" svg:stroke-color="#000000" draw:fill="none" draw:fill-color="#ffffff" fo:min-height="0.35cm" fo:padding-top="0.175cm" fo:padding-bottom="0.175cm" fo:padding-left="0.3cm" fo:padding-right="0.3cm"/>
    </style:style>
    <style:style style:name="gr9" style:family="graphic" style:parent-style-name="standard">
      <style:graphic-properties draw:stroke="none" draw:stroke-dash="Fine_20_Dashed" svg:stroke-width="0.1cm" svg:stroke-color="#000000" draw:fill="none" draw:fill-color="#ffffff" fo:min-height="0.4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stroke-dash="Fine_20_Dashed"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Fine_20_Dashed" svg:stroke-width="0.1cm" svg:stroke-color="#000000" draw:marker-start-width="0.2cm" draw:marker-end-width="0.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draw:stroke-dash="Fine_20_Dashed" svg:stroke-width="0.1cm" svg:stroke-color="#000000" draw:marker-start-width="0.2cm" draw:marker-end-width="0.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ashed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stroke-dash="Fine_20_Dashed"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stroke="solid" draw:stroke-dash="Ultrafine_20_Dashed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ashed" svg:stroke-width="0.1cm" svg:stroke-color="#000000" draw:marker-start-width="0.2cm" draw:marker-end-width="0.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draw:stroke-dash="Fine_20_Dashed"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"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stroke-dash="Fine_20_Dashed" svg:stroke-width="0.1cm" svg:stroke-color="#000000" draw:fill="none" draw:fill-color="#ffffff" fo:min-height="1.1cm" fo:padding-top="0.175cm" fo:padding-bottom="0.175cm" fo:padding-left="0.3cm" fo:padding-right="0.3cm"/>
    </style:style>
    <style:style style:name="gr22" style:family="graphic" style:parent-style-name="standard">
      <style:graphic-properties draw:stroke="none" draw:stroke-dash="Fine_20_Dashed" svg:stroke-width="0.1cm" svg:stroke-color="#000000" draw:fill="none" draw:fill-color="#ffffff" fo:min-height="0.7cm" fo:padding-top="0.175cm" fo:padding-bottom="0.175cm" fo:padding-left="0.3cm" fo:padding-right="0.3cm"/>
    </style:style>
    <style:style style:name="gr23" style:family="graphic" style:parent-style-name="standard">
      <style:graphic-properties draw:stroke="none" draw:stroke-dash="Fine_20_Dashed" svg:stroke-width="0.1cm" svg:stroke-color="#000000" draw:fill="none" draw:fill-color="#ffffff" fo:min-height="0.6cm" fo:padding-top="0.175cm" fo:padding-bottom="0.175cm" fo:padding-left="0.3cm" fo:padding-right="0.3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cm" svg:height="1.45cm" svg:x="1.5cm" svg:y="2cm">
          <draw:text-box>
            <text:p text:style-name="P1"><text:span text:style-name="T1">Ajouter panier</text:span></text:p>
          </draw:text-box>
        </draw:frame>
        <draw:custom-shape draw:style-name="gr2" draw:text-style-name="P2" xml:id="id1" draw:id="id1" draw:layer="layout" svg:width="1.4cm" svg:height="0.6cm" svg:x="4cm" svg:y="4.4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9cm" svg:height="15.6cm" svg:x="4.3cm" svg:y="6.6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7cm" svg:y1="5cm" svg:x2="4.75cm" svg:y2="6.6cm" draw:start-shape="id1" draw:start-glue-point="2" draw:end-shape="id2" svg:d="M4700 5000l50 1600" svg:viewBox="0 0 51 1601">
          <text:p/>
        </draw:connector>
        <draw:line draw:style-name="gr5" draw:text-style-name="P3" draw:layer="layout" svg:x1="1.2cm" svg:y1="6.1cm" svg:x2="4.7cm" svg:y2="6.1cm">
          <text:p/>
        </draw:line>
        <draw:frame draw:style-name="gr6" draw:text-style-name="P4" draw:layer="layout" svg:width="3.2cm" svg:height="1.15cm" svg:x="1.1cm" svg:y="5.2cm">
          <draw:text-box>
            <text:p text:style-name="P4"><text:span text:style-name="T3">Afficher carte</text:span></text:p>
          </draw:text-box>
        </draw:frame>
        <draw:frame draw:style-name="gr7" draw:text-style-name="P5" draw:layer="layout" svg:width="4.7cm" svg:height="0.75cm" svg:x="5.1cm" svg:y="6.4cm">
          <draw:text-box>
            <text:p text:style-name="P5"><text:span text:style-name="T4">Afficher détails</text:span></text:p>
          </draw:text-box>
        </draw:frame>
        <draw:frame draw:style-name="gr8" draw:text-style-name="P5" draw:layer="layout" svg:width="3.6cm" svg:height="0.749cm" svg:x="5.2cm" svg:y="7.9cm">
          <draw:text-box>
            <text:p text:style-name="P5"><text:span text:style-name="T4">Get details</text:span></text:p>
          </draw:text-box>
        </draw:frame>
        <draw:frame draw:style-name="gr9" draw:text-style-name="P5" draw:layer="layout" svg:width="3.3cm" svg:height="0.8cm" svg:x="5.5cm" svg:y="8.9cm">
          <draw:text-box>
            <text:p text:style-name="P5"><text:span text:style-name="T4">details</text:span></text:p>
          </draw:text-box>
        </draw:frame>
        <draw:custom-shape draw:style-name="gr10" draw:text-style-name="P2" xml:id="id5" draw:id="id5" draw:layer="layout" svg:width="1.7cm" svg:height="0.6cm" svg:x="8.8cm" svg:y="4.4cm">
          <text:p text:style-name="P2"><text:span text:style-name="T2">car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4" draw:id="id14" draw:layer="layout" svg:width="1.5cm" svg:height="0.6cm" svg:x="13.4cm" svg:y="4.4cm">
          <text:p text:style-name="P2"><text:span text:style-name="T2">detai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cm" svg:height="0.6cm" svg:x="17.2cm" svg:y="4.4cm">
          <text:p text:style-name="P2"><text:span text:style-name="T2">consomm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3" draw:id="id3" draw:layer="layout" svg:width="0.9cm" svg:height="1cm" svg:x="4.3cm" svg:y="6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4" draw:id="id4" draw:layer="layout" svg:width="0.9cm" svg:height="1.1cm" svg:x="9.2cm" svg:y="6.5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2cm" svg:y1="7.1cm" svg:x2="9.2cm" svg:y2="7.05cm" draw:start-shape="id3" draw:start-glue-point="1" draw:end-shape="id4" draw:end-glue-point="3" svg:d="M5200 7100l4000-50" svg:viewBox="0 0 4001 51">
          <text:p/>
        </draw:connector>
        <draw:connector draw:style-name="gr4" draw:text-style-name="P3" draw:layer="layout" draw:type="line" svg:x1="9.65cm" svg:y1="5cm" svg:x2="9.65cm" svg:y2="6.5cm" draw:start-shape="id5" draw:start-glue-point="2" draw:end-shape="id4" draw:end-glue-point="0" svg:d="M9650 5000v1500" svg:viewBox="0 0 1 1501">
          <text:p/>
        </draw:connector>
        <draw:custom-shape draw:style-name="gr14" draw:text-style-name="P3" xml:id="id7" draw:id="id7" draw:layer="layout" svg:width="0.9cm" svg:height="0.6cm" svg:x="9.2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25" draw:id="id25" draw:layer="layout" svg:width="2.5cm" svg:height="0.6cm" svg:x="17.2cm" svg:y="4.4cm">
          <text:p text:style-name="P2"><text:span text:style-name="T2">consom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8" draw:id="id8" draw:layer="layout" svg:width="0.9cm" svg:height="0.6cm" svg:x="9.2cm" svg:y="8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6" draw:id="id6" draw:layer="layout" svg:width="0.9cm" svg:height="0.6cm" svg:x="4.3cm" svg:y="8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9" draw:id="id9" draw:layer="layout" svg:width="0.9cm" svg:height="0.6cm" svg:x="4.3cm" svg:y="8.7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2cm" svg:y1="8.5cm" svg:x2="9.2cm" svg:y2="8.5cm" draw:start-shape="id6" draw:start-glue-point="1" draw:end-shape="id7" draw:end-glue-point="3" svg:d="M5200 8500h4000" svg:viewBox="0 0 4001 1">
          <text:p/>
        </draw:connector>
        <draw:connector draw:style-name="gr15" draw:text-style-name="P3" draw:layer="layout" draw:type="line" svg:x1="9.2cm" svg:y1="9cm" svg:x2="5.2cm" svg:y2="9cm" draw:start-shape="id8" draw:start-glue-point="3" draw:end-shape="id9" draw:end-glue-point="1" svg:d="M9200 9000h-4000" svg:viewBox="0 0 4001 1">
          <text:p/>
        </draw:connector>
        <draw:custom-shape draw:style-name="gr16" draw:text-style-name="P3" xml:id="id11" draw:id="id11" draw:layer="layout" svg:width="0.9cm" svg:height="0.6cm" svg:x="13.7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12" draw:id="id12" draw:layer="layout" svg:width="0.9cm" svg:height="0.6cm" svg:x="13.7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0" draw:id="id10" draw:layer="layout" svg:width="0.9cm" svg:height="0.6cm" svg:x="4.3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3" draw:id="id13" draw:layer="layout" svg:width="0.9cm" svg:height="0.6cm" svg:x="4.3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3" draw:layer="layout" draw:type="line" svg:x1="5.2cm" svg:y1="10.5cm" svg:x2="13.7cm" svg:y2="10.5cm" draw:start-shape="id10" draw:start-glue-point="1" draw:end-shape="id11" draw:end-glue-point="3" svg:d="M5200 10500h8500" svg:viewBox="0 0 8501 1">
          <text:p/>
        </draw:connector>
        <draw:connector draw:style-name="gr15" draw:text-style-name="P3" draw:layer="layout" draw:type="line" svg:x1="13.7cm" svg:y1="11cm" svg:x2="5.2cm" svg:y2="11cm" draw:start-shape="id12" draw:start-glue-point="3" draw:end-shape="id13" draw:end-glue-point="1" svg:d="M13700 11000h-8500" svg:viewBox="0 0 8501 1">
          <text:p/>
        </draw:connector>
        <draw:custom-shape draw:style-name="gr16" draw:text-style-name="P3" draw:layer="layout" svg:width="0.9cm" svg:height="0.6cm" svg:x="13.7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3.6cm" svg:height="0.749cm" svg:x="7.7cm" svg:y="9.751cm">
          <draw:text-box>
            <text:p text:style-name="P5"><text:span text:style-name="T4">get consommation</text:span></text:p>
          </draw:text-box>
        </draw:frame>
        <draw:frame draw:style-name="gr8" draw:text-style-name="P5" draw:layer="layout" svg:width="3.6cm" svg:height="0.749cm" svg:x="8cm" svg:y="11cm">
          <draw:text-box>
            <text:p text:style-name="P5"><text:span text:style-name="T4">consommation</text:span></text:p>
          </draw:text-box>
        </draw:frame>
        <draw:connector draw:style-name="gr18" draw:text-style-name="P3" draw:layer="layout" draw:type="line" svg:x1="9.65cm" svg:y1="7.6cm" svg:x2="9.65cm" svg:y2="8.2cm" draw:start-shape="id4" draw:start-glue-point="2" draw:end-shape="id7" draw:end-glue-point="0" svg:d="M9650 7600v600" svg:viewBox="0 0 1 601">
          <text:p/>
        </draw:connector>
        <draw:connector draw:style-name="gr4" draw:text-style-name="P3" draw:layer="layout" draw:type="line" svg:x1="14.15cm" svg:y1="5cm" svg:x2="14.15cm" svg:y2="10.2cm" draw:start-shape="id14" draw:start-glue-point="2" draw:end-shape="id11" draw:end-glue-point="0" svg:d="M14150 5000v5200" svg:viewBox="0 0 1 5201">
          <text:p/>
        </draw:connector>
        <draw:custom-shape draw:style-name="gr16" draw:text-style-name="P3" xml:id="id16" draw:id="id16" draw:layer="layout" svg:width="0.9cm" svg:height="0.6cm" svg:x="18.1cm" svg:y="12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9cm" svg:height="0.6cm" svg:x="18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7" draw:id="id17" draw:layer="layout" svg:width="0.9cm" svg:height="0.6cm" svg:x="18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5" draw:id="id15" draw:layer="layout" svg:width="0.9cm" svg:height="0.6cm" svg:x="4.3cm" svg:y="12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8" draw:id="id18" draw:layer="layout" svg:width="0.9cm" svg:height="0.6cm" svg:x="4.3cm" svg:y="12.8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2cm" svg:y1="12.6cm" svg:x2="18.1cm" svg:y2="12.6cm" draw:start-shape="id15" draw:start-glue-point="1" draw:end-shape="id16" draw:end-glue-point="3" svg:d="M5200 12600h12900" svg:viewBox="0 0 12901 1">
          <text:p/>
        </draw:connector>
        <draw:connector draw:style-name="gr15" draw:text-style-name="P3" draw:layer="layout" draw:type="line" svg:x1="18.1cm" svg:y1="13.1cm" svg:x2="5.2cm" svg:y2="13.1cm" draw:start-shape="id17" draw:start-glue-point="3" draw:end-shape="id18" draw:end-glue-point="1" svg:d="M18100 13100h-12900" svg:viewBox="0 0 12901 1">
          <text:p/>
        </draw:connector>
        <draw:frame draw:style-name="gr8" draw:text-style-name="P5" draw:layer="layout" svg:width="3.6cm" svg:height="0.749cm" svg:x="9.2cm" svg:y="11.9cm">
          <draw:text-box>
            <text:p text:style-name="P5"><text:span text:style-name="T4">get description</text:span></text:p>
          </draw:text-box>
        </draw:frame>
        <draw:frame draw:style-name="gr8" draw:text-style-name="P5" draw:layer="layout" svg:width="3.6cm" svg:height="0.749cm" svg:x="9.3cm" svg:y="13.1cm">
          <draw:text-box>
            <text:p text:style-name="P5"><text:span text:style-name="T4">description</text:span></text:p>
          </draw:text-box>
        </draw:frame>
        <draw:custom-shape draw:style-name="gr19" draw:text-style-name="P3" xml:id="id20" draw:id="id20" draw:layer="layout" svg:width="1cm" svg:height="1.3cm" svg:x="5.2cm" svg:y="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19" draw:id="id19" draw:layer="layout" svg:width="0.9cm" svg:height="0.6cm" svg:x="4.3cm" svg:y="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22" draw:id="id22" draw:layer="layout" svg:width="1cm" svg:height="1.3cm" svg:x="5.2cm" svg:y="17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21" draw:id="id21" draw:layer="layout" svg:width="0.9cm" svg:height="0.6cm" svg:x="4.3cm" svg:y="16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24" draw:id="id24" draw:layer="layout" svg:width="1cm" svg:height="1.3cm" svg:x="5.2cm" svg:y="2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23" draw:id="id23" draw:layer="layout" svg:width="0.9cm" svg:height="0.6cm" svg:x="4.3cm" svg:y="19.6cm">
          <text:p/>
          <draw:enhanced-geometry svg:viewBox="0 0 21600 21600" draw:type="rectangle" draw:enhanced-path="M 0 0 L 21600 0 21600 21600 0 21600 0 0 Z N"/>
        </draw:custom-shape>
        <draw:connector draw:style-name="gr20" draw:text-style-name="P3" draw:layer="layout" svg:x1="5.2cm" svg:y1="14.3cm" svg:x2="5.7cm" svg:y2="15cm" draw:start-shape="id19" draw:start-glue-point="1" draw:end-shape="id20" draw:end-glue-point="0" svg:d="M5200 14300h500v700" svg:viewBox="0 0 501 701">
          <text:p/>
        </draw:connector>
        <draw:connector draw:style-name="gr20" draw:text-style-name="P3" draw:layer="layout" svg:x1="5.2cm" svg:y1="17cm" svg:x2="5.7cm" svg:y2="17.6cm" draw:start-shape="id21" draw:start-glue-point="1" draw:end-shape="id22" draw:end-glue-point="0" svg:d="M5200 17000h500v600" svg:viewBox="0 0 501 601">
          <text:p/>
        </draw:connector>
        <draw:connector draw:style-name="gr20" draw:text-style-name="P3" draw:layer="layout" svg:x1="5.2cm" svg:y1="19.9cm" svg:x2="5.7cm" svg:y2="20.5cm" draw:start-shape="id23" draw:start-glue-point="1" draw:end-shape="id24" draw:end-glue-point="0" svg:d="M5200 19900h500v600" svg:viewBox="0 0 501 601">
          <text:p/>
        </draw:connector>
        <draw:frame draw:style-name="gr21" draw:text-style-name="P5" draw:layer="layout" svg:width="3.2cm" svg:height="1.45cm" svg:x="5.8cm" svg:y="14.2cm">
          <draw:text-box>
            <text:p text:style-name="P5"><text:span text:style-name="T4">ajouterPanier</text:span></text:p>
          </draw:text-box>
        </draw:frame>
        <draw:frame draw:style-name="gr21" draw:text-style-name="P5" draw:layer="layout" svg:width="3.4cm" svg:height="1.45cm" svg:x="5.7cm" svg:y="16.8cm">
          <draw:text-box>
            <text:p text:style-name="P5"><text:span text:style-name="T4">retirerPanier</text:span></text:p>
          </draw:text-box>
        </draw:frame>
        <draw:frame draw:style-name="gr22" draw:text-style-name="P5" draw:layer="layout" svg:width="3.1cm" svg:height="1.05cm" svg:x="5.7cm" svg:y="19.7cm">
          <draw:text-box>
            <text:p text:style-name="P5"><text:span text:style-name="T4">afficherPanier</text:span></text:p>
          </draw:text-box>
        </draw:frame>
        <draw:custom-shape draw:style-name="gr19" draw:text-style-name="P3" draw:layer="layout" svg:width="19cm" svg:height="2.6cm" svg:x="2.4cm" svg:y="13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9cm" svg:height="2.6cm" svg:x="2.4cm" svg:y="16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9cm" svg:height="2.6cm" svg:x="2.4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45cm" svg:y1="5cm" svg:x2="18.55cm" svg:y2="12.3cm" draw:start-shape="id25" draw:start-glue-point="2" draw:end-shape="id16" draw:end-glue-point="0" svg:d="M18450 5000l100 7300" svg:viewBox="0 0 101 7301">
          <text:p/>
        </draw:connector>
        <draw:custom-shape draw:style-name="gr13" draw:text-style-name="P3" draw:layer="layout" svg:width="0.9cm" svg:height="1.1cm" svg:x="9.2cm" svg:y="8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9cm" svg:height="1.1cm" svg:x="13.7cm" svg:y="1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9cm" svg:height="1.1cm" svg:x="18.1cm" svg:y="12.3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1.7cm" svg:height="1.062cm" svg:x="2.2cm" svg:y="13.738cm">
          <draw:text-box>
            <text:p>apt</text:p>
          </draw:text-box>
        </draw:frame>
        <draw:frame draw:style-name="gr23" draw:layer="layout" svg:width="1.7cm" svg:height="1.062cm" svg:x="2.2cm" svg:y="16.5cm">
          <draw:text-box>
            <text:p>apt</text:p>
          </draw:text-box>
        </draw:frame>
        <draw:frame draw:style-name="gr23" draw:layer="layout" svg:width="1.7cm" svg:height="1.062cm" svg:x="2.2cm" svg:y="13.738cm">
          <draw:text-box>
            <text:p>apt</text:p>
          </draw:text-box>
        </draw:frame>
        <draw:frame draw:style-name="gr23" draw:layer="layout" svg:width="1.7cm" svg:height="1.062cm" svg:x="2.3cm" svg:y="19.3cm">
          <draw:text-box>
            <text:p>ap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min Charles</meta:initial-creator>
    <meta:creation-date>2015-04-07T18:46:05.976742783</meta:creation-date>
    <dc:date>2015-04-07T19:48:17.909737920</dc:date>
    <dc:creator>Momin Charles</dc:creator>
    <meta:editing-duration>PT50M53S</meta:editing-duration>
    <meta:editing-cycles>10</meta:editing-cycles>
    <meta:generator>LibreOffice/4.2.7.2$Linux_X86_64 LibreOffice_project/420m0$Build-2</meta:generator>
    <meta:document-statistic meta:object-count="66"/>
  </office:meta>
</office:document-meta>
</file>